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</office:automatic-styles>
  <office:body>
    <office:text text:use-soft-page-breaks="true">
      <text:p text:style-name="P1"><text:span text:style-name="T2">Question:</text:span><text:s/>Given a dataset on water quality, design and implement a machine learning model to predict water quality metrics, such as contamination level or usability index. Write a script that:</text:p>
      <text:list text:style-name="LFO1" text:continue-numbering="true">
        <text:list-item>
          <text:p text:style-name="P3">Preprocesses the dataset, handling missing values, normalizing numerical features, and encoding categorical features.</text:p>
        </text:list-item>
        <text:list-item>
          <text:p text:style-name="P4">Splits the data into training and testing sets.</text:p>
        </text:list-item>
        <text:list-item>
          <text:p text:style-name="P5">Trains at least two different machine learning models (e.g., Decision Tree, Random Forest, Logistic Regression, etc.).</text:p>
        </text:list-item>
        <text:list-item>
          <text:p text:style-name="P6">Evaluates the models using metrics such as accuracy, F1-score, or RMSE.</text:p>
        </text:list-item>
        <text:list-item>
          <text:p text:style-name="P7">Identifies the best-performing model and explains why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gbekele olatimehin</meta:initial-creator>
    <dc:creator>igbekele olatimehin</dc:creator>
    <meta:creation-date>2024-12-22T11:11:00Z</meta:creation-date>
    <dc:date>2024-12-22T11:12:00Z</dc:date>
    <meta:template xlink:href="Normal" xlink:type="simple"/>
    <meta:editing-cycles>1</meta:editing-cycles>
    <meta:editing-duration>PT60S</meta:editing-duration>
    <meta:document-statistic meta:page-count="1" meta:paragraph-count="1" meta:word-count="90" meta:character-count="605" meta:row-count="4" meta:non-whitespace-character-count="516"/>
  </office:meta>
</office:document-meta>
</file>